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normal" officeooo:rsid="001b7935" officeooo:paragraph-rsid="001b7935" style:font-size-asian="22pt" style:font-weight-asian="normal" style:font-size-complex="2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Bender by telegram: @dante666lcf</text:p>
      <text:p text:style-name="P1"/>
      <text:p text:style-name="P1">alias - <text:bookmark-start text:name="__DdeLink__17_960849363"/><text:bookmark-start text:name="__DdeLink__25_424064555"/><text:span text:style-name="T1">Bender-kds-asia</text:span><text:bookmark-end text:name="__DdeLink__17_960849363"/><text:bookmark-end text:name="__DdeLink__25_424064555"/></text:p>
      <text:p text:style-name="P1">pw - <text:bookmark-start text:name="__DdeLink__20_960849363"/><text:bookmark-start text:name="__DdeLink__23_960849363"/><text:bookmark-start text:name="__DdeLink__28_424064555"/><text:bookmark-start text:name="__DdeLink__35_424064555"/><text:bookmark-start text:name="__DdeLink__42_424064555"/><text:span text:style-name="T1">&lt;jm^beP=Ym$=R34</text:span><text:bookmark-end text:name="__DdeLink__20_960849363"/><text:bookmark-end text:name="__DdeLink__23_960849363"/><text:bookmark-end text:name="__DdeLink__28_424064555"/><text:bookmark-end text:name="__DdeLink__35_424064555"/><text:bookmark-end text:name="__DdeLink__42_424064555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1:46:01.986353865</meta:creation-date>
    <dc:date>2019-04-02T13:25:04.314813856</dc:date>
    <meta:editing-duration>PT19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1" meta:character-count="87" meta:non-whitespace-character-count="79"/>
  </office:meta>
</office:document-meta>
</file>